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3.4319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SOLID Temperature <text:s/>sensor</text:p>
          </table:table-cell>
          <table:table-cell/>
          <table:table-cell office:value-type="string">
            <text:p>V 2.0</text:p>
          </table:table-cell>
          <table:table-cell table:number-columns-repeated="10"/>
        </table:table-row>
        <table:table-row table:style-name="ro1">
          <table:table-cell office:value-type="string">
            <text:p>Resistors 1% <text:s/>in not indicated otherwise</text:p>
          </table:table-cell>
          <table:table-cell table:number-columns-repeated="12"/>
        </table:table-row>
        <table:table-row table:style-name="ro2">
          <table:table-cell office:value-type="string">
            <text:p>Capicitors <text:s/>10V <text:s/>/ 20 % <text:s/>if not indicated otherwise</text:p>
          </table:table-cell>
          <table:table-cell table:number-columns-repeated="12"/>
        </table:table-row>
        <table:table-row table:style-name="ro1">
          <table:table-cell office:value-type="string">
            <text:p>value NC means do not place</text:p>
          </table:table-cell>
          <table:table-cell table:number-columns-repeated="12"/>
        </table:table-row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</text:p>
          </table:table-cell>
          <table:table-cell office:value-type="string">
            <text:p>PARTNO</text:p>
          </table:table-cell>
          <table:table-cell office:value-type="string">
            <text:p>SUPPLIER</text:p>
          </table:table-cell>
          <table:table-cell office:value-type="string">
            <text:p>TP_SIGNAL_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1</text:p>
          </table:table-cell>
          <table:table-cell office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5</text:p>
          </table:table-cell>
          <table:table-cell office:value-type="string">
            <text:p>CAPACITOR, European symbol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3, R4, R5, R13</text:p>
          </table:table-cell>
          <table:table-cell office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6, R10, R11</text:p>
          </table:table-cell>
          <table:table-cell office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30TSE752-XM8-B</text:p>
          </table:table-cell>
          <table:table-cell office:value-type="string">
            <text:p>SOP65P490X110-8N</text:p>
          </table:table-cell>
          <table:table-cell office:value-type="string">
            <text:p>U20</text:p>
          </table:table-cell>
          <table:table-cell office:value-type="string">
            <text:p>SENSOR, TEMP, 9-12BIT, 2KB EEPROM, MSOP-8</text:p>
          </table:table-cell>
          <table:table-cell office:value-type="string">
            <text:p>AT30TSE752-XM8-B</text:p>
          </table:table-cell>
          <table:table-cell office:value-type="float" office:value="2115206">
            <text:p>2115206</text:p>
          </table:table-cell>
          <table:table-cell office:value-type="string">
            <text:p>Unknown</text:p>
          </table:table-cell>
          <table:table-cell office:value-type="string">
            <text:p>MSOP-8</text:p>
          </table:table-cell>
          <table:table-cell/>
          <table:table-cell office:value-type="string">
            <text:p>ATME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ICROMATCH-6SMD</text:p>
          </table:table-cell>
          <table:table-cell office:value-type="string">
            <text:p>MICROMATCH_SMD-6</text:p>
          </table:table-cell>
          <table:table-cell office:value-type="string">
            <text:p>X1</text:p>
          </table:table-cell>
          <table:table-cell office:value-type="string">
            <text:p>MicroMaTch 6 <text:s/>7-215464-6 / 0-215464-6</text:p>
          </table:table-cell>
          <table:table-cell office:value-type="string">
            <text:p>7-188275-6</text:p>
          </table:table-cell>
          <table:table-cell office:value-type="float" office:value="1056234">
            <text:p>105623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C</text:p>
          </table:table-cell>
          <table:table-cell office:value-type="string">
            <text:p>NCP170</text:p>
          </table:table-cell>
          <table:table-cell office:value-type="string">
            <text:p>SOT563</text:p>
          </table:table-cell>
          <table:table-cell office:value-type="string">
            <text:p>U1</text:p>
          </table:table-cell>
          <table:table-cell/>
          <table:table-cell office:value-type="string">
            <text:p>NCP170AXV330T2G</text:p>
          </table:table-cell>
          <table:table-cell office:value-type="float" office:value="2507604">
            <text:p>2507604</text:p>
          </table:table-cell>
          <table:table-cell table:number-columns-repeated="3"/>
          <table:table-cell office:value-type="string">
            <text:p>O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C</text:p>
          </table:table-cell>
          <table:table-cell office:value-type="string">
            <text:p>UA_TPPAD1-13</text:p>
          </table:table-cell>
          <table:table-cell office:value-type="string">
            <text:p>UA_P1-13</text:p>
          </table:table-cell>
          <table:table-cell office:value-type="string">
            <text:p>T0, T1</text:p>
          </table:table-cell>
          <table:table-cell office:value-type="string">
            <text:p>Test pad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14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4:38:18.09</dc:date>
    <dc:creator>Wim Beaumont</dc:creator>
    <meta:generator>OpenOffice/4.1.1$Win32 OpenOffice.org_project/411m6$Build-9775</meta:generator>
    <meta:document-statistic meta:table-count="1" meta:cell-count="77" meta:object-count="0"/>
  </office:meta>
</office:document-meta>
</file>